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ucida Grande" svg:font-family="'Lucida Grande', Helvetica, Arial, sans-serif"/>
    <style:font-face style:name="FreeSans1" svg:font-family="FreeSans" style:font-family-generic="swiss"/>
    <style:font-face style:name="Titr" svg:font-family="Tit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style:font-name="Titr" style:font-name-complex="Titr"/>
    </style:style>
    <style:style style:name="P3" style:family="paragraph" style:parent-style-name="Standard">
      <style:paragraph-properties fo:text-align="end" style:justify-single-word="false" style:writing-mode="rl-tb"/>
      <style:text-properties style:font-name="Titr" fo:font-weight="bold" style:font-weight-asian="bold" style:font-name-complex="Titr" style:font-weight-complex="bold"/>
    </style:style>
    <style:style style:name="P4" style:family="paragraph" style:parent-style-name="Standard">
      <style:paragraph-properties fo:text-align="center" style:justify-single-word="false" style:writing-mode="rl-tb"/>
      <style:text-properties style:font-name="Titr" fo:font-size="18pt" style:font-size-asian="18pt" style:font-name-complex="Titr" style:font-size-complex="18pt"/>
    </style:style>
    <style:style style:name="P5" style:family="paragraph" style:parent-style-name="Standard">
      <style:paragraph-properties fo:text-align="end" style:justify-single-word="false" style:writing-mode="rl-tb"/>
      <style:text-properties fo:font-variant="normal" fo:text-transform="none" fo:color="#000000" style:font-name="Titr" fo:letter-spacing="normal" fo:font-weight="bold" style:font-weight-asian="bold" style:font-name-complex="Titr" style:font-weight-complex="bold"/>
    </style:style>
    <style:style style:name="P6" style:family="paragraph" style:parent-style-name="Standard">
      <style:paragraph-properties fo:text-align="end" style:justify-single-word="false" style:writing-mode="rl-tb"/>
      <style:text-properties fo:font-variant="normal" fo:text-transform="none" fo:color="#000000" style:font-name="Lucida Grande" fo:font-size="11.25pt" fo:letter-spacing="normal" fo:font-style="normal" fo:font-weight="normal" style:font-weight-asian="bold" style:font-name-complex="Titr" style:font-size-complex="11.25pt" style:font-style-complex="normal" style:font-weight-complex="normal"/>
    </style:style>
    <style:style style:name="P7" style:family="paragraph" style:parent-style-name="Standard">
      <style:paragraph-properties fo:text-align="end" style:justify-single-word="false" style:writing-mode="rl-tb"/>
      <style:text-properties style:font-name="Arial1" style:font-name-complex="Titr"/>
    </style:style>
    <style:style style:name="P8" style:family="paragraph" style:parent-style-name="Text_20_body">
      <style:paragraph-properties fo:text-align="end" style:justify-single-word="false" style:writing-mode="rl-tb"/>
      <style:text-properties style:font-name="Titr" style:font-name-complex="Titr"/>
    </style:style>
    <style:style style:name="P9" style:family="paragraph" style:parent-style-name="Text_20_body">
      <style:paragraph-properties fo:text-align="end" style:justify-single-word="false" style:writing-mode="rl-tb"/>
      <style:text-properties fo:color="#000000" style:font-name="Titr" style:font-name-complex="Titr"/>
    </style:style>
    <style:style style:name="P10" style:family="paragraph" style:parent-style-name="Text_20_body">
      <style:paragraph-properties fo:text-align="end" style:justify-single-word="false" style:writing-mode="rl-tb"/>
      <style:text-properties fo:font-variant="normal" fo:text-transform="none" fo:color="#000000" style:font-name="Titr" fo:font-size="11.25pt" fo:letter-spacing="normal" fo:font-style="normal" fo:font-weight="bold" style:font-weight-asian="bold" style:font-name-complex="Titr" style:font-weight-complex="bold"/>
    </style:style>
    <style:style style:name="P11" style:family="paragraph" style:parent-style-name="Text_20_body">
      <style:paragraph-properties fo:margin-left="0in" fo:margin-right="0in" style:line-height-at-least="0.2189in" fo:text-align="end" style:justify-single-word="false" fo:text-indent="0in" style:auto-text-indent="false" fo:padding="0in" fo:border="none" style:writing-mode="rl-tb"/>
      <style:text-properties fo:font-variant="normal" fo:text-transform="none" fo:color="#000000" style:font-name="Titr" fo:letter-spacing="normal" fo:font-weight="bold" style:font-weight-asian="bold" style:font-name-complex="Titr" style:font-weight-complex="bold"/>
    </style:style>
    <style:style style:name="P12" style:family="paragraph" style:parent-style-name="Standard">
      <style:paragraph-properties fo:text-align="end" style:justify-single-word="false" style:writing-mode="rl-tb"/>
      <style:text-properties fo:font-variant="normal" fo:text-transform="none" fo:color="#000000" style:text-line-through-style="none" style:font-name="Arial1" fo:font-size="11.25pt" fo:font-style="normal" style:text-underline-style="none" fo:font-weight="normal" style:text-blinking="false" fo:background-color="transparent" style:font-name-complex="Titr"/>
    </style:style>
    <style:style style:name="T1" style:family="text">
      <style:text-properties style:font-name="Lucida Grande" fo:font-size="11.25pt" fo:font-style="normal" fo:font-weight="normal"/>
    </style:style>
    <style:style style:name="T2" style:family="text">
      <style:text-properties style:font-name="Lucida Grande" fo:font-size="11.25pt" fo:font-style="normal" fo:font-weight="normal" style:font-size-complex="11.25pt" style:font-style-complex="normal" style:font-weight-complex="normal"/>
    </style:style>
    <style:style style:name="T3" style:family="text">
      <style:text-properties fo:font-size="11.25pt" fo:font-style="normal"/>
    </style:style>
    <style:style style:name="T4" style:family="text">
      <style:text-properties fo:font-size="11.25pt" fo:font-style="normal" style:font-size-complex="11.25pt" style:font-style-complex="normal" style:font-weight-complex="normal"/>
    </style:style>
    <style:style style:name="T5" style:family="text">
      <style:text-properties style:font-size-complex="11.25pt" style:font-style-complex="normal"/>
    </style:style>
    <style:style style:name="T6" style:family="text">
      <style:text-properties style:font-size-complex="11.25pt" style:font-style-complex="normal" style:font-weight-complex="normal"/>
    </style:style>
    <style:style style:name="T7" style:family="text">
      <style:text-properties fo:font-variant="normal" fo:text-transform="none" fo:color="#000000" style:font-name="Lucida Grande" fo:font-size="11.25pt" fo:letter-spacing="normal" fo:font-style="normal" fo:font-weight="normal" style:font-weight-asian="bold" style:font-name-complex="Titr" style:font-size-complex="11.25pt" style:font-style-complex="normal" style:font-weight-complex="normal"/>
    </style:style>
    <style:style style:name="T8" style:family="text">
      <style:text-properties fo:font-variant="normal" fo:text-transform="none" fo:color="#000000" style:font-name="Titr" fo:font-size="11.25pt" fo:letter-spacing="normal" fo:font-style="normal" fo:font-weight="normal" style:font-weight-asian="bold" style:font-name-complex="Titr" style:font-size-complex="11.25pt" style:font-style-complex="normal" style:font-weight-complex="normal"/>
    </style:style>
    <style:style style:name="T9" style:family="text">
      <style:text-properties fo:font-variant="normal" fo:text-transform="none" fo:color="#000000" style:font-name="Titr" fo:font-size="11.25pt" fo:letter-spacing="normal" fo:font-style="normal" fo:font-weight="normal" style:font-name-complex="Titr" style:font-size-complex="11.25pt" style:font-style-complex="normal" style:font-weight-complex="normal"/>
    </style:style>
    <style:style style:name="T10" style:family="text">
      <style:text-properties fo:font-variant="normal" fo:text-transform="none" fo:color="#000000" style:font-name="Titr" fo:font-size="10.5pt" fo:letter-spacing="normal" fo:font-style="normal" fo:font-weight="normal" style:font-name-complex="Titr" style:font-size-complex="11.25pt" style:font-style-complex="normal" style:font-weight-complex="normal"/>
    </style:style>
    <style:style style:name="T11" style:family="text">
      <style:text-properties fo:font-variant="normal" fo:text-transform="none" fo:color="#000000" style:font-name="Titr" fo:font-size="10.5pt" fo:letter-spacing="normal" fo:font-style="normal" fo:font-weight="bold" style:font-name-complex="Titr" style:font-size-complex="11.25pt" style:font-style-complex="normal" style:font-weight-complex="normal"/>
    </style:style>
    <style:style style:name="T1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3" style:family="text">
      <style:text-properties fo:font-variant="normal" fo:text-transform="none" fo:letter-spacing="normal" fo:font-weight="bold" style:font-weight-asian="bold" style:font-size-complex="11.25pt" style:font-style-complex="normal" style:font-weight-complex="bold"/>
    </style:style>
    <style:style style:name="T14" style:family="text">
      <style:text-properties fo:font-variant="normal" fo:text-transform="none" fo:font-size="11.25pt" fo:letter-spacing="normal" fo:font-style="normal" fo:font-weight="bold" style:font-weight-asian="bold" style:font-size-complex="11.25pt" style:font-style-complex="normal" style:font-weight-complex="bold"/>
    </style:style>
    <style:style style:name="T15" style:family="text">
      <style:text-properties style:font-name="Tit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زندگی و مرگ LinuxFM</text:p>
      <text:p text:style-name="P2"/>
      <text:p text:style-name="P2">این نوشته سعی داره تا داستان و تجربه لینوکس اف ام رو برای شما بازگو کنه، در روزگاری که LinuxFM.com <text:s/>فعال بود برای معرفیش یه همچین چیزی در سایتش نوشته شده بود :</text:p>
      <text:p text:style-name="P7"><text:bookmark text:name="docs-internal-guid-fe2bc4a6-c6d8-5150-5d48-e4221ea94ae5"/><text:span text:style-name="T12">«</text:span><text:span text:style-name="T15"><text:line-break/></text:span><text:span text:style-name="Emphasis"><text:span text:style-name="T15">لینوکس اف‌ام حرکتی خودجوش از طرف جمعی از لینوکس دوستان وبلاگستان فارسی است، که به صورت مستقل و بدون وابستگی مالی و معنوی فعالیت خود را از بهمن ماه ۱۳۸۸، با هدف بسط فرهنگ لینوکس در فضای وب فارسی آغاز کرده است.<text:line-break/>برنامه های رادیو لینوکس‌ اف‌‌ام در قالب خود، مجموعه‌ای از پادکستها درباره آخرین اخبار دنیای متن‌باز و لینوکس، بررسی و تحلیل برنامه‌ها، مصاحبه و گزارش از آخرین فعالیت‌های جامعه ی متن‌باز جهانی است، که به دلیل ظرفیت محدود فضای شنیداری کمتر به مباحث آموزشی می‌پردازد.<text:line-break/>در ذیل رادیو لینوکس اف‌ام سعی تنها بر این مهم بوده، که نقطه نظرات و دیدگاه‌های برنامه‌سازان فارغ از نگاهی پاسخگو و آموزشی، دردسترس مخاطبین و شنوندگان قرارگیرد.</text:span></text:span></text:p>
      <text:p text:style-name="P12">»</text:p>
      <text:p text:style-name="P2"><text:line-break/><text:span text:style-name="Strong_20_Emphasis">از چه تاریخی و چطور فکر راه اندازی رادیو لینوکس به ذهنم امد؟</text:span></text:p>
      <text:p text:style-name="P2"><text:line-break/>خوب این خودش یکی از شیرینترین داستانای زندگی منه. تو زندگی هر شخص مسلما نقاط عطفی هست و فکر میکنم لینوکس اف ام برا من همون حکم رو داشت. در حقیقت داستان از اونجایی شروع شد که ما گفتیم شهر زنجان، لاگ نداره و یه لاگ تاسیس کردیمو و سعی کردیم افراد علاقه مند رو کنار هم جمع کنیم، یکی از این دوستانی که نقش بزرگی در لاگ داشته ، دوست و استاد عزیزم آقای پژمان مقدم هستن، ایشون یه روز مثل همیشه که داشت نکات جدیدیو بهم یاد میداد، به من فن راه اندازی سرور استریم صوتی با کمک نرم افزار icecast <text:s/>رو یاد داد که همین باعث شد من فکر کنم چطور میتونم از این سرویس در دنیای واقعی استفاده کنم؟<text:line-break/>شب اون روز من همش داشتم به این موضوع فکر میکردم، تا اینکه بلاخره به خودم گفتم وقتشه در دنیای سایتهای ترویج کننده فلسفه آزاد / متن باز ایرانی یه راه جدید تبلیغی رو با استفاده از صدا ایجاد کنیم.<text:line-break/>خلاصش از فرداش میدونستم میخوام اولین رادیو اینترنتی تبلیغی لینوکس ایران رو ایجاد کنم، اما مشکل اینجا بود که من اصلا در دنیای متن باز آدم شهره با دوستان زیاد نبودم پس سعی کردم تا جایی که میتونم ادمای فعال و محبوب دنیای متن باز ایرانو رو پیدا کنم و ایدمو باهاشون مطرح کنمو ازشون بخوام کمکم کنن. همون طور که انتظار داشتم اونها هم دریغ نکردن و اعلام آمادگی کردن. بعدش در حدود یک ماه <text:s/>این ایده تو گوگل ویو و گوگل داک پخته شد و در نهایت اجرایی شد!<text:line-break/>البته بحث های ما بعضی وقتا تو گوگل ویو و بعضا حتی تو irc <text:s/>اونقدر جدی میشد که باعث ناراحتی بچه ها هم میشد ولی فک کنم همه ما میخواستیم یه همچین کاری انجام بشه.<text:line-break/>و در نهایت بعد از کلی بحث و همفکری، <text:s/>آقای روزبه شفیعی گرافیک سایتو طراحی کرد،‌ مهدی مشتاقی عزیز سایتو <text:soft-page-break/>زد و زنجان لاگم هاست، دومین، سرور استریم و میکس رو به عهده گرفت و سایر بچه ها که در دنباله متن نام میبرم زحمت اصلی یعنی ساخت برنامه رو کشیدنو لینوکس اف ام در تاریخ ۲۹ بهمن ۱۳۸۸ بلاخره بالا رفتو کارشو شروع کرد. </text:p>
      <text:p text:style-name="P8"><text:line-break/><text:span text:style-name="Strong_20_Emphasis">تیم لینوکس اف ام <text:s/>از چند نفر تشکیل شد و چی کار میکردن؟</text:span></text:p>
      <text:p text:style-name="P8"><text:line-break/>خوب اون اول کار که میخواستیم بحثا رو شروع کنیم جادی میرمیرانی، <text:s/>مهدی مشتاقی، بهروز شعبانی، روزبه شفیعی، علی گلشن و من با لینوکس اف ام همراه شدیم و بعد از اواسط بحثا سینا سعیدی و امید متقی با ما همرا شدن و از بدو شروع <text:s/>هم افتخار پیدا کردیم که عباس اسماییلی، مهدی مقدم، ایرج اسدی، <text:s/>مصطفی فریدی، نرگس احمدی و مهدی هنرمند، هاشم قوامی و علیرضا مسرورخواه به جمع ما ملحق شدن، <text:s/><text:span text:style-name="Emphasis">اگر هم اسم کسی جا موند عذر میخوام واقعا اسامی زیادن و حافظه منم افتضاح هست.</text:span><text:line-break/>و اما راجع به وظایف، <text:s/>اکثرمون به عنوان برنامه ساز در رادیو بودیم و هر کسی هر وقت وقتو حوصله کافی پیدا میکرد در زمینه تخصصی خودش برنامه میداد ولی چند نفر هم وظایف بیشتری داشتن مثلا مهدی مشتاقی وظیفه توسعه و برنامه نویسی سایت رو برعهده داشت، ایرج اسدی و مهدی هنرمند وظیفه میکس رو به عهده داشتن، روزبه شفیعی گرافیک سایت اولیه رو طراحی کرد، <text:s/>خانم احمدی لوگو ها رو طراحی می‌کرد و من هم نقش آچار فرانسه یا اصطلاح با کلاس ترش راهبری تیم!</text:p>
      <text:p text:style-name="P2"/>
      <text:p text:style-name="P3"/>
      <text:p text:style-name="P3">چرا تموم شد و چی بدست امد؟</text:p>
      <text:p text:style-name="P3"/>
      <text:p text:style-name="P9"><text:span text:style-name="T13">فقط با رفتن به صفحه فعلی linuxfm.ir </text:span><text:span text:style-name="T13">میتونید آرشیو زحمات یک و نیم ساله قشری از جامعه متن باز ایرانو ببینید که با صرف وقت و انرژی و هزینه و با عشق تمام بدون هیچ چشم داشتی ۴۴ برنامه رادیویی رو ایجاد کردن</text:span><text:span text:style-name="T14">، همینجا لازم میدونم از بهنام توکلی عزیز هم بابت میزبانی این آرشیو تشکر کنم.</text:span></text:p>
      <text:p text:style-name="P10">در این بین دوستی های زیادی ایجاد شد و این روابط در آینده به شروع پروژه های دیگه هم خیلی کمک کرد، مثلا من پذیرش عمومی <text:s/>دعوت اولین همایش Zconf <text:s/>رو وام دار همین روابط میدونم و یا رادیو گیک محبوب جادی عزیز رو، <text:s/>هم راستا و بهبود یافته فعالیت پادکستی لینوکس اف امیش میپندارم!</text:p>
      <text:p text:style-name="P11"><text:span text:style-name="T5">لینوکس اف ام برای اولین بار تکنولوژی هایی مثل پادکست و پخش زنده و ارتباطات </text:span><text:span text:style-name="T3">real time </text:span><text:span text:style-name="T5">رو وارد فضای تبلیغی جامعه متن باز ایران کردو این جزو افتخاراتش برای همیشه خواهد بود اما با مشکلات بسیار زیادی هم رو برو شد </text:span><text:span text:style-name="T3">.</text:span></text:p>
      <text:p text:style-name="P11"><text:span text:style-name="T5">به خاطر نبود یک الگوی منطبق با فضای جامعه ما، ۳ بار روش خودش رو عوض کرد به امید دست یافتن به یک الگوی پایدار که متاسفانه در آخر هم به اون نرسید</text:span><text:span text:style-name="T3">.</text:span></text:p>
      <text:p text:style-name="P11"><text:span text:style-name="T5">لینوکس اف ام نتونست نسبت درستی بین ریزش اعضا و ورود اعضای جدید <text:s/>ایجاد کنه و کم کم قوای خودشو از دست داد</text:span><text:span text:style-name="T3">.</text:span></text:p>
      <text:p text:style-name="P11"><text:soft-page-break/><text:span text:style-name="T4">احساس میکنم در بعضی از مراحل زندگی اون، <text:s/>بعضی از دوستان احساس کردن یک مافیا یا یک گروه خاص اونو انحصاری کردن که تصور اشتباهی بود چون بار ها اعلام کردم هر کسی که بخواد هر گوشه ایشو به دست بگیره با کمال میل پذیرفته </text:span><text:span text:style-name="T4">خواهد شد کما اینکه مدتی لینوکس اف ام دست بچه های گیلان لاگ بود</text:span><text:span text:style-name="T1">.</text:span></text:p>
      <text:p text:style-name="P5"><text:span text:style-name="T6">مهم ترین عامل بقای یک پروژه تبلیغی مثل لینوکس اف ام حمایت جامعش از اونه که اولش بسیار آتشین و پر شور شروع شد ولی در نهایت بسیار کم رنگ شد</text:span><text:span text:style-name="T2">، این بخشیش بنظر من بخاطر ذات اینجور کاراست و من بعد از تجربه linuxFM اعتقاد پیدا کردم یه پروژه در این سطح که فعالیت مداوم روزانه لازم داره اگه بخواد بیشتر از یک سال زنده بمونه و رشد کنه علاوه بر کمک های داوطلبانه باید دارای کانال های حمایتی پایدار مالی هم باشه که مثلا یه همچین چیزی در همین پروژه سلام دنیا دیده شده و محکی شده بر نتیجه گیری شکست من در لینوکس اف ام!</text:span></text:p>
      <text:p text:style-name="P6"/>
      <text:p text:style-name="P1"><text:span text:style-name="T7">در نهایت در جمع بندی باید <text:s/>بگم اینکه یه سری پروژ ها بیانو در دوره ای مفید باشنو در نهایت برن چیز عادی هست، تو خود جامعه آزاد/متن باز ایران قبل از لینوکس اف ام هم از این اتفاقات کم نداشتیم مثل سایت مرجع</text:span><text:span text:style-name="T8"> </text:span><text:span text:style-name="T9">hezardastan.org یا مجله</text:span><text:span text:style-name="T11">irantux</text:span><text:span text:style-name="T10">.org </text:span><text:span text:style-name="T9"><text:s/>و یا بعدش مثل </text:span><text:a xlink:type="simple" xlink:href="http://technotux.org/">technotux.org</text:a>، <text:span text:style-name="T9"><text:s/>بنظرم مهم اینه که در این بین فرهنگ این جامعه بیشتر و بیشتر تبلیغ بشه و دوستیهای بیشتری شکل بگیره و این در هر زمانی ظاهرا با پروژه های جدید مختلف و جالب تداوم پیدا میکنه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ucida Grande" svg:font-family="'Lucida Grande', Helvetica, Arial, sans-serif"/>
    <style:font-face style:name="FreeSans1" svg:font-family="FreeSans" style:font-family-generic="swiss"/>
    <style:font-face style:name="Titr" svg:font-family="Tit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20:59:40</meta:creation-date>
    <dc:date>2014-11-19T11:44:25</dc:date>
    <meta:editing-duration>PT4H45M37S</meta:editing-duration>
    <meta:editing-cycles>95</meta:editing-cycles>
    <meta:generator>LibreOffice/3.5$Linux_x86 LibreOffice_project/350m1$Build-2</meta:generator>
    <meta:document-statistic meta:table-count="0" meta:image-count="0" meta:object-count="0" meta:page-count="3" meta:paragraph-count="17" meta:word-count="1185" meta:character-count="5720" meta:non-whitespace-character-count="4526"/>
  </office:meta>
</office:document-meta>
</file>